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9999"/>
    </style:style>
    <style:style style:name="P2" style:family="paragraph" style:parent-style-name="Standard">
      <style:text-properties fo:background-color="#ffff66"/>
    </style:style>
    <style:style style:name="P3" style:family="paragraph" style:parent-style-name="Standard" style:master-page-name="Standard">
      <style:paragraph-properties style:page-number="auto"/>
    </style:style>
    <style:style style:name="T1" style:family="text">
      <style:text-properties fo:background-color="#99ffff"/>
    </style:style>
    <style:style style:name="T2" style:family="text">
      <style:text-properties fo:background-color="#ffff66"/>
    </style:style>
    <style:style style:name="T3" style:family="text">
      <style:text-properties fo:background-color="#ffffff"/>
    </style:style>
    <style:style style:name="T4" style:family="text">
      <style:text-properties fo:background-color="#ff99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I met my husband</text:p>
      <text:p text:style-name="Standard"/>
      <text:p text:style-name="Standard">Life is a very interesting thing, and sometimes it is hard to believe that every circumstance in our life has a purpose behind it.<text:line-break/><text:line-break/>Many years ago, I even do not remember exactly what year it was maybe 2008 or 2009 I was on hot summer vacation in Eilat, Israel with my ex boyfriend and some friends. All of us headed to do some shopping it was insane hot around 100 degrees and I could not wait to make it to the mall. On our way to the mall we met some people that my ex boyfriend and friends knew, I have never seen them before and they begun with greeting each other and easy going conversation. I looked at the couple and thought to myself this guy is very cute but I was so peased that we stopped and dying from the heat that I did not want to engage in this conversion and make new friends at the moment.<text:line-break/>Years passed by, I complete forgot about this scenario. <text:s/><text:line-break/><text:line-break/>In 2011, I moved in with my new boyfriend and good friend to share an apartment in Bay Area, California. I had only few more months that I could stay legally in the states. One evening our friend got a call from Israel from this guy that I`ve met few years ago on that vacation but I had no idea at that point about it. During their conversation I could hear that this guy on the other line won an American green card and still not pretty sure he want to make this big step to leave everything he has in Israel and immigrate to US.<text:line-break/>I immediately grabbed out the phone from my friend`s hand and without even introducing myself I told this guy "are you kidding me?" Come here immediately let`s get married I want to stay so badly in the US. I heard such a funny laugh on the other side (who knows my husband know that he has such a funny laugh) the guy (I even did not know his name) told me: "Pay me $30k and I will think about it!"<text:line-break/><text:line-break/>Few weeks later I could not stand my boyfriend anymore and I decided to leave to L.A.<text:line-break/>I was fortunate to work in a company that had locations in L.A where they needed an extra hand that summer and they could provide me living there and pay my flight ticket. WIN WIN! <text:line-break/>After spending few months in L.A I saw on facebook my Brazilian friends from bay area hanging out with some new cute guy, I did my homework and realized this is the guy that I spoke with few months ago and he made it to Cali. I did not think twice and sent him a message. We had a nice chat and that`s it.<text:line-break/><text:line-break/>Few days later I got a phone call and I was extremely surprised to find out that on the other line it was Michael. I enjoyed our conversation so much, he was fun and I felt like I know this guy many years.<text:line-break/>Than suddenly he said: "You should come back to the bay soon, it is much more fun here than in L.A"<text:line-break/><text:line-break/>Deep down I was afraid to come back to the bay cause I knew we will be working together and probably live at the same apartment together (he begun to work with the same company that I worked and most of the employees lived together) <text:s/>I was not ready to fall in love again and get distracted from the goal that I came to achieve in the states. <text:line-break/><text:line-break/>Few weeks later all my friends that I loved and lived in L.A left home and I stayed lonely so I decided to come back to the bay area, CA. <text:line-break/><text:line-break/><text:soft-page-break/>The company that I worked for had 2 employee`s apartments and I ended up to be at the same apartment with Michael. Woohoo, here is the action begins!<text:line-break/><text:line-break/>Suddenly, I was so jealous that Michael gives attention to other girls so I begun being mean to him and he really enjoyed teasing me. About week after I came back, all of us my roommates &amp; me, two Brazilian girls, Michael and one more guy went out to a local bar to grab few drinks and shake the booties. Michael was trying to start with every other girl and I was trying to piss him by hanging out with other guys even that I did not enjoyed it at all. On the way back home we were fighting in the car like high school teenagers and kept fighting as we came back home. At some point he wanted to kiss me but did not do it as I was so drunk that he was afraid I gonna throw up on him lol... Good for him because I did throw up few minutes later.<text:line-break/><text:line-break/>During the week we took a day off together and I asked him if he can help me to pick up my things from my ex boyfriend that I lived with for a bit before I left to L.A. He was happy to help and I was so grateful as I did not want to see the other guy at all. We had such a fun time together that day but nothing beyond happened. <text:s/><text:line-break/><text:line-break/>Week after all our team wanted to go out to Tiesto party. Michael was the responsible to organize a Limo and the tickets to the event. At that moment it was beyond my budget as I was so broke and barely had money for food but I did not want to be a party pooper and also did not want Michael to go hang out with out me being close by and watch his moves.<text:line-break/>At the night of the event we all dressed up and were so excited for this party.<text:line-break/>(photos)<text:line-break/>We drove over an hour and half to Sacramento as we arrived and entered the party we could not understand what is going on? Where is Tiesto and why so many teenagers are here. So, here and there what had happened that we arrived to a wrong college party and Tiesto was performing in San Francisco which was only 30 minutes drive from where we lived. Bummer! Nothing left to do than to begin enjoy this party. <text:line-break/><text:line-break/>We all were so drunk and trying to tease each other dancing one with another. I kept watching Michael steps he was trying to catch every possible girl and meanwhile I <text:s/>was trying not to give a fuck and dance with other guys that were our coworkers at that time. Every time Michael was trying to come and dance near me I was bitching him off but was dying to dance only with him. Honestly, I do not remember much from this party, but when our time was over there and the limo came back to pick us up somehow me and Michel ended up sitting next to each other (I think we were holding hands before getting into the limo) I was extremely tired and drunk and while driving back home I rested my head on Michael`s shoulder and somehow we began kissing in from of another 10 people or so including our managers.<text:line-break/><text:line-break/>Our mutual friend begun screaming no, no, no do not do it! do not do it! (he hope that Michael will be his single party buddy) both of us laughed but kept kissing all the way back home.<text:line-break/>As we arrived to our apartment some guys continued drinking downstairs and me and Michael were laying on the floor <text:s/>on the second floor and kept kissing for few more hours till my Brazilian roommates <text:s/>grabbed me to the room to sleep.<text:line-break/><text:line-break/>The next morning as I woke up, I was so embarrassed and did not know what to do and how to act.<text:line-break/><text:soft-page-break/>Quietly, I made my way to the kitchen and damn Michael was already there (he was an early bird until we got married lol) I scramble somehow "good morning"! he came close to me grabbed me tight and gave me a huge kiss. Aww, that was a huge release for me as I knew we are on the same page.<text:line-break/>Both of us that day took a day off but not quite alone we had another friend who joined us. I could not wait to spend time alone with him. Week after only two of us took a day off together and officially had our first date. We drove all the way to Santa Cruse and this date <text:s/>was beyond my expectations.</text:p>
      <text:p text:style-name="Standard"/>
      <text:p text:style-name="Standard">For about a month every night Michael was sneaking into my room after my two roommates <text:span text:style-name="T1">where falling asleep</text:span> <text:span text:style-name="T2">were asleep</text:span> and both of us were <text:span text:style-name="T1">scooping</text:span> <text:span text:style-name="T2">spooning (or cuddling)</text:span> on a twin mattress and falling asleep. </text:p>
      <text:p text:style-name="P1">“Scooping” is not a term people use for holding each other. The term I think you are looking for is “Spooning” (it comes from the image you get when you put two spoons together). However, the term “spooning” has a pretty vulgar connotation, it's a very improper way to describe staying close to each other like that, and I'm not sure that's what you're looking for (but maybe it is). “Cuddling” has a more innocent connotation, but that might be too innocent for what you are going for.</text:p>
      <text:p text:style-name="Standard">About a month later we finally moved into a <text:span text:style-name="T1">privet</text:span> <text:span text:style-name="T2">private</text:span> room together. The love was real <text:span text:style-name="T1">and</text:span> <text:span text:style-name="T2">but</text:span> my doubts <text:span text:style-name="T1">was</text:span> <text:span text:style-name="T2">were also</text:span> real. I <text:span text:style-name="T1">had only 1</text:span> <text:span text:style-name="T2">only had one</text:span> more month that I could stay legally in US, <text:span text:style-name="T1">what should I do?</text:span><text:span text:style-name="T3"> </text:span><text:span text:style-name="T2">I didn't know what to do.</text:span> </text:p>
      <text:p text:style-name="P1">Some small spelling and formatting things here. The biggest change is at the end, placing “what should I do?” at the end of the sentence shifts the tense from “describing something to the reader” to “asking the reader a question” and it's the only place that it's done. It's a little jarring, and I like expressing it as a statement much better.</text:p>
      <text:p text:style-name="Standard"><text:span text:style-name="T1">I was asking myself every morning, I feel something real with this guys as I`ve never felt before and I did not want to lose it.</text:span> </text:p>
      <text:p text:style-name="P2">Every morning I found myself saying, “I feel something real with this guy that I've never felt before, and I don't want to lose it.”</text:p>
      <text:p text:style-name="P1">I changed the “asking” to “found myself saying” because it's not really a question, it's something that you were thinking. Also, what you say to yourself needs to be in quotations. The last thing about this sentence is the tense needs to say the same. Since it's a quote of what you were saying to your self at the time, it has to be in present tense, so you have to say “I do not” rather then “I did not.”</text:p>
      <text:p text:style-name="Standard">I decided to take the chance and to stay. I <text:span text:style-name="T1">even was</text:span> <text:span text:style-name="T2">was even</text:span> thinking <text:span text:style-name="T1">to get</text:span> <text:span text:style-name="T2">of getting</text:span> married <text:span text:style-name="T1">for papers only</text:span> <text:span text:style-name="T2">just</text:span> so I <text:span text:style-name="T1">can</text:span> <text:span text:style-name="T2">could</text:span> stay with Michael. </text:p>
      <text:p text:style-name="P1">Some minor things here. The “for papers” is clunky, and it's implied that if you would get married at this point, it would be for papers, so I think it's best to leave it out. Also, I prefer could over can, because it means more “have the opportunity to” in this context where as can means more “have the ability to”. This is an instance actually where “can” sounds very strange to my ear.</text:p>
      <text:p text:style-name="Standard">Both of us <text:span text:style-name="T1">begun</text:span> <text:span text:style-name="T2">began</text:span> looking for someone but Michael could not stand it, he was always getting so irritated with <text:span text:style-name="T1">this</text:span> <text:span text:style-name="T2">the</text:span> idea. Eventfully, he said <text:span text:style-name="T1">I will marry you</text:span> <text:span text:style-name="T2">he would marry me</text:span> <text:span text:style-name="T1">as</text:span> <text:span text:style-name="T2">even though</text:span> we were dating <text:span text:style-name="T1">only for</text:span> <text:span text:style-name="T2">for only</text:span> two months<text:span text:style-name="T1"> or so</text:span>, but every lawyer that we reached said <text:span text:style-name="T1">is</text:span> <text:span text:style-name="T2">it would be</text:span> <text:soft-page-break/>impossible until Michael <text:span text:style-name="T1">will not become</text:span> <text:span text:style-name="T2">becomes</text:span> an American citizen<text:span text:style-name="T2">,</text:span> which <text:span text:style-name="T1">is about in</text:span> <text:span text:style-name="T2">would be in</text:span> five years. </text:p>
      <text:p text:style-name="P1">Lot's of tense disagreement here. If someone in the past says something there are two ways to express it. Either you put exactly what they said in quotes (and exactly what they said would be in the present tense) or you use the past tense (I think there's a special aspect for “something that happened in the past but indicates a motion to the future. I remember learning about it in grammar but I forgot exactly what it is called). Anyway, in this tense, I prefer using the past tense throughout, because if we were to try to use quotes the whole sentence would be switching back and forth, so I think it's best to just use it this way.</text:p>
      <text:p text:style-name="Standard">I surrendered and did not care anymore about <text:span text:style-name="T1">this</text:span> <text:span text:style-name="T2">the</text:span> subject. I had a job where I could work illegally and I was happy with that. <text:span text:style-name="T4">I like this sentence a lot.</text:span><text:line-break/></text:p>
      <text:p text:style-name="Standard">6 months after dating we decided to move to San Diego, CA <text:s/>and few weeks after our move Michael proposed <text:span text:style-name="T2">to</text:span> me<text:span text:style-name="T1">,</text:span> <text:span text:style-name="T2">. Just </text:span><text:s/><text:span text:style-name="T1">2</text:span> <text:span text:style-name="T2">two</text:span> months after the proposal we got married. </text:p>
      <text:p text:style-name="P1">I prefer breaking up this into multiple sentences.</text:p>
      <text:p text:style-name="Standard">We <text:span text:style-name="T1">did find</text:span> <text:span text:style-name="T2">ended up finding</text:span> a good lawyer that said our case is possible <text:span text:style-name="T1">just will</text:span> <text:span text:style-name="T2">but will just</text:span> be much longer than other cases. We patiently waited about 3 years until I got my green card<text:span text:style-name="T1"> so</text:span> <text:span text:style-name="T2">, and with that</text:span> we <text:span text:style-name="T1">can</text:span> <text:span text:style-name="T2">could</text:span> go back home <text:span text:style-name="T1">and</text:span> to celebrate our traditional Jewish wedding. So, basically we got married twice.</text:p>
      <text:p text:style-name="Standard"><text:span text:style-name="T4">“Did find” is okay, I just like “ended up finding” a little better. “Just will” sounds very strange to me, “but just will” would be less strange, but switching the order to “but will just” sounds the best. I like breaking up the next sentence with a comma, because they are two separate thoughts, “you got your green card, and with that you could leave the country.” After that, “can” does work here, but I still like “could” better. It has to do with permission. At any point you technically have the ability to (can) leave the country, it's just a matter of whether or not you would be allowed to and let back in. So “could” indicates that “you received permission”, and this doesn't have much to do with ability. Lastly, “and” and “to” are redundant, you need to choose one in this sentence, and I like “to celebrate” over “and celebrate”. You went to celebrate, and didn't go and then happen to celebrate also.</text:span><text:line-break/><text:line-break/>Today we are married over <text:span text:style-name="T1">6</text:span> <text:span text:style-name="T2">six</text:span> years and so far we have been lucky <text:span text:style-name="T2">enough</text:span> to explore and enjoy our <text:span text:style-name="T1">live</text:span> <text:span text:style-name="T2">lives</text:span> together in California where we met. We lived in Hawaii <text:span text:style-name="T1">almost for</text:span> <text:span text:style-name="T2">for almost</text:span> two years and <text:span text:style-name="T2">now</text:span> for almost <text:span text:style-name="T1">3</text:span> <text:span text:style-name="T2">three</text:span> years we call Texas home <text:span text:style-name="T1">where also</text:span> <text:span text:style-name="T2">, which is also where</text:span> we were lucky <text:span text:style-name="T2">enough </text:span><text:s/>to bring our baby girl Milena to this world. </text:p>
      <text:p text:style-name="P1">So being “lucky” is usually used for games of chance, and cases where something could have gone terribly wrong but it didn't. “You were lucky to survive the car accident”. But here, when lucky is used to mean “fortunate”, you will generally use “lucky enough”. People will know what you mean when you just say lucky, but lucky enough sounds better to me.</text:p>
      <text:p text:style-name="Standard">How interesting <text:span text:style-name="T1">is that,</text:span> <text:span text:style-name="T2">it is</text:span> that <text:span text:style-name="T1">both of us</text:span> <text:span text:style-name="T2">we both</text:span> needed to cross the <text:span text:style-name="T1">global</text:span> <text:span text:style-name="T2">globe</text:span> to meet each other and <text:span text:style-name="T1">to build life</text:span> <text:span text:style-name="T2">build a life</text:span>. </text:p>
      <text:p text:style-name="P1"><text:soft-page-break/>Here, the same thing with “how interesting is that”, you switch to asking the reader a question, but shift back to explaining again. With “how interesting it is that...” it indicates that you are explaining how interesting something is. It keeps the tone the same.</text:p>
      <text:p text:style-name="Standard"><text:span text:style-name="T1">In Israel we hung out with the same people, I knew pretty well Michael`s ex-girlfriend, heard about him so many times but never met him except that random quick meeting in Eilat.</text:span></text:p>
      <text:p text:style-name="Standard"><text:span text:style-name="T2">In Israel we had many mutual friend, I actually knew Micheal's ex-girlfriend pretty well, and I heard about him many times, but never actually met him except for that random quick meeting in Eilat.</text:span><text:line-break/></text:p>
      <text:p text:style-name="Standard"><text:span text:style-name="T1">Till</text:span> <text:span text:style-name="T2">Now</text:span> today I am laughing and telling Michael, <text:span text:style-name="T2">“</text:span>eventually you did <text:span text:style-name="T1">married</text:span> <text:span text:style-name="T2">marry</text:span> me and <text:span text:style-name="T2">you</text:span> also paid for the whole paperwork process cause I was so damn broke.<text:span text:style-name="T2">”</text:span> </text:p>
      <text:p text:style-name="P1">I like “Now” instead of “Till”, it makes the sentence contrast well with the previous one. You say “back in Israel... but now ...” It makes the whole thought process flow very nicely. The last part (I was so damn broke) could be it's own sentence outside the quotes, it depends on if that still to be part of “what you say to Michael” or if you want it to be it's own statement. I would personally make it it's own sentence, but either way works.</text:p>
      <text:p text:style-name="Standard"><text:line-break/>And later on somehow both of us remembered that awkward meeting in Eilat years ago. Michael told <text:span text:style-name="T2">me</text:span> he thought I was a bitch but a hot bitch <text:span text:style-name="T1">lol</text:span>. </text:p>
      <text:p text:style-name="Standard"><text:span text:style-name="T4">I wouldn't use “lol” here, the sentence has everything it needs without it. If this were a text message you were sending to a friend, “lol” would fit here but it's a bit out of place in something like this.</text:span><text:line-break/><text:line-break/>So, who <text:span text:style-name="T1">knew</text:span> <text:span text:style-name="T2">knows,</text:span> maybe if we <text:span text:style-name="T1">would</text:span> made it to Tiesto that night I would not have Michael as my husband and <text:span text:style-name="T2">we</text:span> would not <text:span text:style-name="T1">have</text:span> <text:span text:style-name="T2">have had</text:span> <text:span text:style-name="T1">my</text:span> <text:span text:style-name="T2">our</text:span> beautiful daughter <text:span text:style-name="T1">with this guy</text:span> <text:span text:style-name="T2">together.</text:span></text:p>
      <text:p text:style-name="P1">So the last point, I would phrase it this way, because you two are having the baby girl together (it's not just yours). </text:p>
      <text:p text:style-name="P1">Also, at the very end, I feel like it needs one last sentence, something that ties it to the first, something like, “Everything that led me to Michael shows that there is a reason behind everything that happens in life.” Something like that ties it all nicely together. You started with “everything in life has a reason”, then you go on to show the things in life that happened to you for a reason, then you would conclude with the opening cla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el Cheri</meta:initial-creator>
    <meta:editing-cycles>10</meta:editing-cycles>
    <meta:creation-date>2018-07-16T16:43:00</meta:creation-date>
    <dc:date>2018-08-21T23:17:47.68</dc:date>
    <meta:editing-duration>PT7M6S</meta:editing-duration>
    <meta:generator>OpenOffice/4.1.5$Win32 OpenOffice.org_project/415m1$Build-9789</meta:generator>
    <meta:document-statistic meta:table-count="0" meta:image-count="0" meta:object-count="0" meta:page-count="5" meta:paragraph-count="29" meta:word-count="3020" meta:character-count="1555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